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itle">
      <style:text-properties officeooo:rsid="0014d464" officeooo:paragraph-rsid="0021d47a"/>
    </style:style>
    <style:style style:name="P3" style:family="paragraph" style:parent-style-name="Text_20_body">
      <style:paragraph-properties fo:text-align="center" style:justify-single-word="false"/>
      <style:text-properties officeooo:rsid="0014d464" officeooo:paragraph-rsid="0021d47a"/>
    </style:style>
    <style:style style:name="P4" style:family="paragraph" style:parent-style-name="Text_20_body" style:list-style-name="L1">
      <style:text-properties officeooo:rsid="0016781b" officeooo:paragraph-rsid="0021d47a"/>
    </style:style>
    <style:style style:name="P5" style:family="paragraph" style:parent-style-name="Text_20_body" style:list-style-name="L1">
      <style:text-properties officeooo:rsid="002e2a76" officeooo:paragraph-rsid="00228d76"/>
    </style:style>
    <style:style style:name="P6" style:family="paragraph" style:parent-style-name="Text_20_body" style:list-style-name="L1">
      <style:text-properties officeooo:rsid="00228d76" officeooo:paragraph-rsid="00228d76"/>
    </style:style>
    <style:style style:name="P7" style:family="paragraph" style:parent-style-name="Text_20_body" style:list-style-name="L1">
      <style:text-properties officeooo:rsid="00228d76" officeooo:paragraph-rsid="002778b3"/>
    </style:style>
    <style:style style:name="P8" style:family="paragraph" style:parent-style-name="Text_20_body" style:list-style-name="L1">
      <style:text-properties officeooo:rsid="00228d76" officeooo:paragraph-rsid="00285f37"/>
    </style:style>
    <style:style style:name="P9" style:family="paragraph" style:parent-style-name="Text_20_body" style:list-style-name="L1">
      <style:text-properties officeooo:rsid="00228d76" officeooo:paragraph-rsid="002a85e2"/>
    </style:style>
    <style:style style:name="P10" style:family="paragraph" style:parent-style-name="Text_20_body" style:list-style-name="L1">
      <style:text-properties style:font-name="LM Mono 8" fo:font-weight="bold" officeooo:rsid="002469fe" officeooo:paragraph-rsid="002469fe" style:font-weight-asian="bold" style:font-weight-complex="bold"/>
    </style:style>
    <style:style style:name="P11" style:family="paragraph" style:parent-style-name="Text_20_body" style:list-style-name="L1">
      <style:text-properties style:font-name="LM Mono 8" fo:font-weight="bold" officeooo:rsid="002469fe" officeooo:paragraph-rsid="00285f37" style:font-weight-asian="bold" style:font-weight-complex="bold"/>
    </style:style>
    <style:style style:name="P12" style:family="paragraph" style:parent-style-name="Text_20_body" style:list-style-name="L1">
      <style:text-properties style:font-name="LM Mono 8" fo:font-weight="bold" officeooo:rsid="002469fe" officeooo:paragraph-rsid="002a85e2" style:font-weight-asian="bold" style:font-weight-complex="bold"/>
    </style:style>
    <style:style style:name="P13" style:family="paragraph" style:parent-style-name="Text_20_body" style:list-style-name="L1">
      <style:text-properties style:font-name="LM Mono 8" fo:font-weight="bold" officeooo:rsid="002469fe" officeooo:paragraph-rsid="002aff06" style:font-weight-asian="bold" style:font-weight-complex="bold"/>
    </style:style>
    <style:style style:name="P14" style:family="paragraph" style:parent-style-name="Text_20_body" style:list-style-name="L2">
      <style:text-properties style:font-name="LM Mono 8" fo:font-weight="bold" officeooo:rsid="002469fe" officeooo:paragraph-rsid="002469fe" style:font-weight-asian="bold" style:font-weight-complex="bold"/>
    </style:style>
    <style:style style:name="P15" style:family="paragraph" style:parent-style-name="Text_20_body" style:list-style-name="L3">
      <style:text-properties style:font-name="LM Mono 8" fo:font-weight="bold" officeooo:rsid="002469fe" officeooo:paragraph-rsid="00285f37" style:font-weight-asian="bold" style:font-weight-complex="bold"/>
    </style:style>
    <style:style style:name="P16" style:family="paragraph" style:parent-style-name="Text_20_body" style:list-style-name="L4">
      <style:text-properties style:font-name="LM Mono 8" fo:font-weight="bold" officeooo:rsid="002469fe" officeooo:paragraph-rsid="002778b3" style:font-weight-asian="bold" style:font-weight-complex="bold"/>
    </style:style>
    <style:style style:name="P17" style:family="paragraph" style:parent-style-name="Text_20_body" style:list-style-name="L5">
      <style:text-properties style:font-name="LM Mono 8" fo:font-weight="bold" officeooo:rsid="002469fe" officeooo:paragraph-rsid="002778b3" style:font-weight-asian="bold" style:font-weight-complex="bold"/>
    </style:style>
    <style:style style:name="P18" style:family="paragraph" style:parent-style-name="Text_20_body" style:list-style-name="L6">
      <style:text-properties style:font-name="LM Mono 8" fo:font-weight="bold" officeooo:rsid="002469fe" officeooo:paragraph-rsid="002778b3" style:font-weight-asian="bold" style:font-weight-complex="bold"/>
    </style:style>
    <style:style style:name="P19" style:family="paragraph" style:parent-style-name="Text_20_body" style:list-style-name="L7">
      <style:text-properties style:font-name="LM Mono 8" fo:font-weight="bold" officeooo:rsid="002469fe" officeooo:paragraph-rsid="00296506" style:font-weight-asian="bold" style:font-weight-complex="bold"/>
    </style:style>
    <style:style style:name="P20" style:family="paragraph" style:parent-style-name="Text_20_body" style:list-style-name="L8">
      <style:text-properties style:font-name="LM Mono 8" fo:font-weight="bold" officeooo:rsid="002469fe" officeooo:paragraph-rsid="00296506" style:font-weight-asian="bold" style:font-weight-complex="bold"/>
    </style:style>
    <style:style style:name="P21" style:family="paragraph" style:parent-style-name="Text_20_body" style:list-style-name="L9">
      <style:text-properties style:font-name="LM Mono 8" fo:font-weight="bold" officeooo:rsid="002469fe" officeooo:paragraph-rsid="00296506" style:font-weight-asian="bold" style:font-weight-complex="bold"/>
    </style:style>
    <style:style style:name="P22" style:family="paragraph" style:parent-style-name="Text_20_body" style:list-style-name="L1">
      <style:text-properties style:font-name="LM Mono 8" fo:font-size="8pt" fo:font-weight="bold" officeooo:rsid="002469fe" officeooo:paragraph-rsid="002aff06" style:font-size-asian="8pt" style:font-weight-asian="bold" style:font-size-complex="8pt" style:font-weight-complex="bold"/>
    </style:style>
    <style:style style:name="P23" style:family="paragraph" style:parent-style-name="Text_20_body" style:list-style-name="L1">
      <style:text-properties officeooo:rsid="002469fe" officeooo:paragraph-rsid="002aff06"/>
    </style:style>
    <style:style style:name="P24" style:family="paragraph" style:parent-style-name="Text_20_body" style:list-style-name="L1">
      <style:text-properties officeooo:rsid="002aff06" officeooo:paragraph-rsid="002aff06"/>
    </style:style>
    <style:style style:name="P25" style:family="paragraph" style:parent-style-name="Text_20_body" style:list-style-name="L1">
      <style:text-properties fo:font-weight="bold" officeooo:rsid="002469fe" officeooo:paragraph-rsid="002aff06" style:font-weight-asian="bold" style:font-weight-complex="bold"/>
    </style:style>
    <style:style style:name="P26" style:family="paragraph" style:parent-style-name="Text_20_body" style:list-style-name="L10">
      <style:text-properties fo:font-weight="bold" officeooo:rsid="002e2a76" officeooo:paragraph-rsid="002aff06" style:font-weight-asian="bold" style:font-weight-complex="bold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f340" style:font-size-asian="10pt" style:font-size-complex="10pt"/>
    </style:style>
    <style:style style:name="T3" style:family="text">
      <style:text-properties fo:font-size="10pt" officeooo:rsid="002c4d61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f236"/>
    </style:style>
    <style:style style:name="T9" style:family="text">
      <style:text-properties style:font-name="LM Mono 8" fo:font-weight="bold" style:font-weight-asian="bold" style:font-weight-complex="bold"/>
    </style:style>
    <style:style style:name="T10" style:family="text">
      <style:text-properties style:font-name="LM Mono 8" fo:font-weight="bold" officeooo:rsid="0018f236" style:font-weight-asian="bold" style:font-weight-complex="bold"/>
    </style:style>
    <style:style style:name="T11" style:family="text">
      <style:text-properties style:font-name="LM Mono 8" fo:font-weight="bold" officeooo:rsid="0021d47a" style:font-weight-asian="bold" style:font-weight-complex="bold"/>
    </style:style>
    <style:style style:name="T12" style:family="text">
      <style:text-properties style:font-name="LM Mono 8" fo:font-weight="bold" officeooo:rsid="00228d76" style:font-weight-asian="bold" style:font-weight-complex="bold"/>
    </style:style>
    <style:style style:name="T13" style:family="text">
      <style:text-properties style:font-name="LM Mono 8" fo:font-weight="bold" officeooo:rsid="002778b3" style:font-weight-asian="bold" style:font-weight-complex="bold"/>
    </style:style>
    <style:style style:name="T14" style:family="text">
      <style:text-properties style:font-name="LM Mono 8" fo:font-weight="bold" officeooo:rsid="00285f37" style:font-weight-asian="bold" style:font-weight-complex="bold"/>
    </style:style>
    <style:style style:name="T15" style:family="text">
      <style:text-properties style:font-name="LM Mono 8" fo:font-weight="bold" officeooo:rsid="002a85e2" style:font-weight-asian="bold" style:font-weight-complex="bold"/>
    </style:style>
    <style:style style:name="T16" style:family="text">
      <style:text-properties style:font-name="LM Mono 8" fo:font-weight="bold" officeooo:rsid="002c4d61" style:font-weight-asian="bold" style:font-weight-complex="bold"/>
    </style:style>
    <style:style style:name="T17" style:family="text">
      <style:text-properties fo:font-weight="normal" officeooo:rsid="0021d47a" style:font-weight-asian="normal" style:font-weight-complex="normal"/>
    </style:style>
    <style:style style:name="T18" style:family="text">
      <style:text-properties fo:font-weight="normal" officeooo:rsid="00228d76" style:font-weight-asian="normal" style:font-weight-complex="normal"/>
    </style:style>
    <style:style style:name="T19" style:family="text">
      <style:text-properties officeooo:rsid="002778b3"/>
    </style:style>
    <style:style style:name="T20" style:family="text">
      <style:text-properties officeooo:rsid="00285f37"/>
    </style:style>
    <style:style style:name="T21" style:family="text">
      <style:text-properties officeooo:rsid="002a85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<text:span text:style-name="T8">03a</text:span></text:p>
      <text:p text:style-name="P3"><text:span text:style-name="T8">See also: </text:span><text:span text:style-name="T9">https://github.com/UI-FASILKOM-OS/SysProg/tree/master/CheckList/</text:span><text:span text:style-name="T10">0</text:span><text:span text:style-name="T11">3</text:span><text:span text:style-name="T16">a.pdf</text:span></text:p>
      <text:list xml:id="list2658968628" text:style-name="L1">
        <text:list-header>
          <text:p text:style-name="P4"/>
        </text:list-header>
        <text:list-item>
          <text:p text:style-name="P5"><text:span text:style-name="T7">Do Checklist 01a, </text:span><text:span text:style-name="T17">review all other checklists, </text:span><text:span text:style-name="T18">then enter directory “</text:span><text:span text:style-name="T12">03/</text:span><text:span text:style-name="T18">”.</text:span></text:p>
        </text:list-item>
        <text:list-item>
          <text:p text:style-name="P6">Try “<text:span text:style-name="T9">test2.c</text:span>”</text:p>
          <text:list>
            <text:list-item>
              <text:p text:style-name="P10">time ./test2 -n “Cicak bin Kadal” -i 1253755125 -m</text:p>
            </text:list-item>
          </text:list>
        </text:list-item>
      </text:list>
      <text:list xml:id="list4188870395" text:style-name="L2">
        <text:list-item>
          <text:list>
            <text:list-item>
              <text:p text:style-name="P14">time ./test2 -n “Cici bin Kidil” -i 1253755375 -f</text:p>
            </text:list-item>
          </text:list>
        </text:list-item>
      </text:list>
      <text:list xml:id="list84749956024628" text:continue-list="list2658968628" text:style-name="L1">
        <text:list-item>
          <text:p text:style-name="P7">Try “<text:span text:style-name="T9">test</text:span><text:span text:style-name="T13">3</text:span><text:span text:style-name="T9">.c</text:span>”</text:p>
        </text:list-item>
      </text:list>
      <text:list xml:id="list3825231905" text:style-name="L3">
        <text:list-item>
          <text:list>
            <text:list-item>
              <text:p text:style-name="P15">time ./test<text:span text:style-name="T19">3</text:span></text:p>
            </text:list-item>
          </text:list>
        </text:list-item>
      </text:list>
      <text:list xml:id="list4208497258" text:style-name="L4">
        <text:list-item>
          <text:list>
            <text:list-item>
              <text:p text:style-name="P16">time ./test<text:span text:style-name="T19">3</text:span> -<text:span text:style-name="T19">p</text:span></text:p>
            </text:list-item>
          </text:list>
        </text:list-item>
      </text:list>
      <text:list xml:id="list2257535478" text:style-name="L5">
        <text:list-item>
          <text:list>
            <text:list-item>
              <text:p text:style-name="P17">time ./test<text:span text:style-name="T19">3</text:span> -<text:span text:style-name="T19">c</text:span></text:p>
            </text:list-item>
          </text:list>
        </text:list-item>
      </text:list>
      <text:list xml:id="list2594593365" text:style-name="L6">
        <text:list-item>
          <text:list>
            <text:list-item>
              <text:p text:style-name="P18">time ./test<text:span text:style-name="T19">3</text:span> -<text:span text:style-name="T19">p -c</text:span></text:p>
            </text:list-item>
          </text:list>
        </text:list-item>
      </text:list>
      <text:list xml:id="list84750559115773" text:continue-list="list84749956024628" text:style-name="L1">
        <text:list-item>
          <text:p text:style-name="P8">Try “<text:span text:style-name="T9">test</text:span><text:span text:style-name="T14">4</text:span><text:span text:style-name="T9">.c</text:span>”</text:p>
          <text:list>
            <text:list-item>
              <text:p text:style-name="P11">./test<text:span text:style-name="T20">4 .</text:span></text:p>
            </text:list-item>
          </text:list>
        </text:list-item>
      </text:list>
      <text:list xml:id="list2829618581" text:style-name="L7">
        <text:list-item>
          <text:list>
            <text:list-item>
              <text:p text:style-name="P19">./test<text:span text:style-name="T20">4 ..</text:span></text:p>
            </text:list-item>
          </text:list>
        </text:list-item>
      </text:list>
      <text:list xml:id="list3972767025" text:style-name="L8">
        <text:list-item>
          <text:list>
            <text:list-item>
              <text:p text:style-name="P20">./test<text:span text:style-name="T20">4 .zzz-subdirectory</text:span></text:p>
            </text:list-item>
          </text:list>
        </text:list-item>
      </text:list>
      <text:list xml:id="list1044301414" text:style-name="L9">
        <text:list-item>
          <text:list>
            <text:list-item>
              <text:p text:style-name="P21">./test<text:span text:style-name="T20">4 /</text:span></text:p>
            </text:list-item>
          </text:list>
        </text:list-item>
      </text:list>
      <text:list xml:id="list84750152228551" text:continue-list="list84750559115773" text:style-name="L1">
        <text:list-item>
          <text:p text:style-name="P9">Try “<text:span text:style-name="T9">test</text:span><text:span text:style-name="T15">5</text:span><text:span text:style-name="T9">.c</text:span>”</text:p>
          <text:list>
            <text:list-item>
              <text:p text:style-name="P12">./test<text:span text:style-name="T21">5</text:span></text:p>
            </text:list-item>
          </text:list>
        </text:list-item>
        <text:list-item>
          <text:p text:style-name="P24">Try</text:p>
          <text:list>
            <text:list-item>
              <text:p text:style-name="P24">Download:</text:p>
              <text:list>
                <text:list-item>
                  <text:p text:style-name="P22">https://projects.ui.ac.id/attachments/download/7181/linux-programming-interface-exercises-master.zip</text:p>
                </text:list-item>
              </text:list>
            </text:list-item>
            <text:list-item>
              <text:p text:style-name="P23">See:</text:p>
              <text:list>
                <text:list-item>
                  <text:p text:style-name="P25">03-The-Stat-System-Call.pdf</text:p>
                </text:list-item>
              </text:list>
            </text:list-item>
            <text:list-item>
              <text:p text:style-name="P23">Try:</text:p>
              <text:list>
                <text:list-item>
                  <text:p text:style-name="P13">TLPI/fileio/copy.c</text:p>
                </text:list-item>
              </text:list>
            </text:list-item>
          </text:list>
        </text:list-item>
      </text:list>
      <text:h text:style-name="Heading_20_1" text:outline-level="1">END</text:h>
      <text:list xml:id="list1657898437" text:style-name="L10">
        <text:list-item text:start-value="1">
          <text:p text:style-name="P26">Do Checklist 01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2c4d61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1</text:span><text:span text:style-name="MT1"> -- </text:span><text:span text:style-name="MT5">23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8:47:49.377353837</dc:date>
    <meta:editing-duration>PT3H54M</meta:editing-duration>
    <meta:editing-cycles>25</meta:editing-cycles>
    <meta:document-statistic meta:table-count="0" meta:image-count="0" meta:object-count="0" meta:page-count="1" meta:paragraph-count="28" meta:word-count="179" meta:character-count="1195" meta:non-whitespace-character-count="997"/>
  </office:meta>
</office:document-meta>
</file>